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6875in" fo:margin-left="0.491in" table:align="left"/>
    </style:style>
    <style:style style:name="Table1.A" style:family="table-column">
      <style:table-column-properties style:column-width="0.9556in"/>
    </style:style>
    <style:style style:name="Table1.D" style:family="table-column">
      <style:table-column-properties style:column-width="0.8208in"/>
    </style:style>
    <style:style style:name="Table1.A1" style:family="table-cell">
      <style:table-cell-properties fo:padding-left="0.0403in" fo:padding-right="0in" fo:padding-top="0.0403in" fo:padding-bottom="0.0403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403in" fo:border="0.05pt solid #000000"/>
    </style:style>
    <style:style style:name="Table1.A2" style:family="table-cell">
      <style:table-cell-properties fo:padding-left="0.0403in" fo:padding-right="0in" fo:padding-top="0in" fo:padding-bottom="0.0403in" fo:border-left="0.05pt solid #000000" fo:border-right="none" fo:border-top="none" fo:border-bottom="0.05pt solid #000000"/>
    </style:style>
    <style:style style:name="Table1.D2" style:family="table-cell">
      <style:table-cell-properties fo:padding-left="0.0403in" fo:padding-right="0.0403in" fo:padding-top="0in" fo:padding-bottom="0.0403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5d3a0" officeooo:paragraph-rsid="0035d3a0"/>
    </style:style>
    <style:style style:name="P2" style:family="paragraph" style:parent-style-name="Text_20_body">
      <style:text-properties officeooo:rsid="0044d983" officeooo:paragraph-rsid="0044d983"/>
    </style:style>
    <style:style style:name="P3" style:family="paragraph" style:parent-style-name="Text_20_body">
      <style:text-properties officeooo:rsid="0045d249" officeooo:paragraph-rsid="0045d249"/>
    </style:style>
    <style:style style:name="P4" style:family="paragraph" style:parent-style-name="Text_20_body">
      <style:text-properties officeooo:rsid="00472514" officeooo:paragraph-rsid="00472514"/>
    </style:style>
    <style:style style:name="P5" style:family="paragraph" style:parent-style-name="Preformatted_20_Text">
      <style:paragraph-properties fo:line-height="115%"/>
      <style:text-properties officeooo:rsid="0009566a" officeooo:paragraph-rsid="0009566a"/>
    </style:style>
    <style:style style:name="P6" style:family="paragraph" style:parent-style-name="Quotations">
      <style:paragraph-properties fo:margin-left="0.3937in" fo:margin-right="0.3937in" fo:text-indent="0in" style:auto-text-indent="false"/>
    </style:style>
    <style:style style:name="P7" style:family="paragraph" style:parent-style-name="Table_20_Contents">
      <style:paragraph-properties fo:margin-top="0in" fo:margin-bottom="0.1965in" loext:contextual-spacing="false"/>
    </style:style>
    <style:style style:name="P8" style:family="paragraph" style:parent-style-name="Table_20_Contents">
      <style:paragraph-properties fo:margin-top="0in" fo:margin-bottom="0.1965in" loext:contextual-spacing="false"/>
      <style:text-properties style:font-name="Lucida Grande" fo:font-size="9pt"/>
    </style:style>
    <style:style style:name="P9" style:family="paragraph" style:parent-style-name="Text_20_body" style:list-style-name="L1">
      <style:text-properties officeooo:paragraph-rsid="0053072e"/>
    </style:style>
    <style:style style:name="P10" style:family="paragraph" style:parent-style-name="Text_20_body" style:list-style-name="L1">
      <style:text-properties officeooo:rsid="00321007" officeooo:paragraph-rsid="00321007"/>
    </style:style>
    <style:style style:name="P11" style:family="paragraph" style:parent-style-name="Text_20_body" style:list-style-name="L1">
      <style:text-properties officeooo:rsid="00323383" officeooo:paragraph-rsid="00323383"/>
    </style:style>
    <style:style style:name="P12" style:family="paragraph" style:parent-style-name="Text_20_body" style:list-style-name="L1">
      <style:text-properties officeooo:rsid="00325a34" officeooo:paragraph-rsid="0032c60b"/>
    </style:style>
    <style:style style:name="P13" style:family="paragraph" style:parent-style-name="Text_20_body" style:list-style-name="L1">
      <style:text-properties officeooo:rsid="0032c60b" officeooo:paragraph-rsid="0032c60b"/>
    </style:style>
    <style:style style:name="P14" style:family="paragraph" style:parent-style-name="Text_20_body" style:list-style-name="L1">
      <style:text-properties officeooo:rsid="00344e0f" officeooo:paragraph-rsid="00344e0f"/>
    </style:style>
    <style:style style:name="P15" style:family="paragraph" style:parent-style-name="Text_20_body" style:list-style-name="L1">
      <style:text-properties officeooo:rsid="0035d3a0" officeooo:paragraph-rsid="0035d3a0"/>
    </style:style>
    <style:style style:name="P16" style:family="paragraph" style:parent-style-name="Text_20_body" style:list-style-name="L1">
      <style:text-properties officeooo:rsid="00376e41" officeooo:paragraph-rsid="00376e41"/>
    </style:style>
    <style:style style:name="P17" style:family="paragraph" style:parent-style-name="Text_20_body" style:list-style-name="L1">
      <style:text-properties officeooo:rsid="00390eb1" officeooo:paragraph-rsid="00390eb1"/>
    </style:style>
    <style:style style:name="P18" style:family="paragraph" style:parent-style-name="Text_20_body" style:list-style-name="L1">
      <style:text-properties officeooo:rsid="00390eb1" officeooo:paragraph-rsid="00431277"/>
    </style:style>
    <style:style style:name="P19" style:family="paragraph" style:parent-style-name="Text_20_body" style:list-style-name="L1">
      <style:text-properties officeooo:rsid="00390eb1" officeooo:paragraph-rsid="003f5831"/>
    </style:style>
    <style:style style:name="P20" style:family="paragraph" style:parent-style-name="Text_20_body" style:list-style-name="L1">
      <style:text-properties officeooo:rsid="005127b6" officeooo:paragraph-rsid="005127b6"/>
    </style:style>
    <style:style style:name="P21" style:family="paragraph" style:parent-style-name="Text_20_body" style:list-style-name="L1">
      <style:text-properties officeooo:rsid="0040a82f" officeooo:paragraph-rsid="0040a82f"/>
    </style:style>
    <style:style style:name="P22" style:family="paragraph" style:parent-style-name="Text_20_body" style:list-style-name="L1">
      <style:text-properties officeooo:rsid="0042a562" officeooo:paragraph-rsid="0042a562"/>
    </style:style>
    <style:style style:name="P23" style:family="paragraph" style:parent-style-name="Text_20_body">
      <style:text-properties officeooo:rsid="00537ade" officeooo:paragraph-rsid="00537ade"/>
    </style:style>
    <style:style style:name="P24" style:family="paragraph" style:parent-style-name="Text_20_body">
      <style:text-properties officeooo:rsid="00543e90" officeooo:paragraph-rsid="00543e90"/>
    </style:style>
    <style:style style:name="P25" style:family="paragraph" style:parent-style-name="Text_20_body">
      <style:text-properties officeooo:rsid="005667e2" officeooo:paragraph-rsid="005667e2"/>
    </style:style>
    <style:style style:name="P26" style:family="paragraph" style:parent-style-name="Text_20_body">
      <style:text-properties officeooo:rsid="005667e2" officeooo:paragraph-rsid="0058c91c"/>
    </style:style>
    <style:style style:name="P27" style:family="paragraph" style:parent-style-name="Text_20_body">
      <style:text-properties officeooo:rsid="00572af3" officeooo:paragraph-rsid="00572af3"/>
    </style:style>
    <style:style style:name="P28" style:family="paragraph" style:parent-style-name="Text_20_body">
      <style:text-properties officeooo:rsid="00434660" officeooo:paragraph-rsid="00434660"/>
    </style:style>
    <style:style style:name="P29" style:family="paragraph" style:parent-style-name="Text_20_body">
      <style:text-properties officeooo:rsid="0059a246" officeooo:paragraph-rsid="0059a246"/>
    </style:style>
    <style:style style:name="P30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3b8181"/>
    </style:style>
    <style:style style:name="T4" style:family="text">
      <style:text-properties officeooo:rsid="003b85ff"/>
    </style:style>
    <style:style style:name="T5" style:family="text">
      <style:text-properties officeooo:rsid="003cff16"/>
    </style:style>
    <style:style style:name="T6" style:family="text">
      <style:text-properties officeooo:rsid="003f5831"/>
    </style:style>
    <style:style style:name="T7" style:family="text">
      <style:text-properties officeooo:rsid="0041414c"/>
    </style:style>
    <style:style style:name="T8" style:family="text">
      <style:text-properties officeooo:rsid="0042d595"/>
    </style:style>
    <style:style style:name="T9" style:family="text">
      <style:text-properties officeooo:rsid="00431277"/>
    </style:style>
    <style:style style:name="T10" style:family="text">
      <style:text-properties fo:background-color="#cc0066" loext:char-shading-value="0"/>
    </style:style>
    <style:style style:name="T11" style:family="text">
      <style:text-properties fo:background-color="#ff3333" loext:char-shading-value="0"/>
    </style:style>
    <style:style style:name="T12" style:family="text">
      <style:text-properties officeooo:rsid="0053072e"/>
    </style:style>
    <style:style style:name="T13" style:family="text">
      <style:text-properties officeooo:rsid="0058c91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57543450235282939" text:style-name="L1">
        <text:list-item>
          <text:p text:style-name="P30">Վիրտուալ մեքենայի վրա ավելացրեք10ԳԲ հիշողության սկավառակ և օգտագործելով fdisk, mkswap, mkfs, բաժանեք հետևյալ ձև 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partition number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capacity</text:p>
          </table:table-cell>
          <table:table-cell table:style-name="Table1.D1" office:value-type="string">
            <text:p text:style-name="P8">FS type</text:p>
          </table:table-cell>
        </table:table-row>
        <table:table-row>
          <table:table-cell table:style-name="Table1.A2" office:value-type="string">
            <text:p text:style-name="P8">sdb1</text:p>
          </table:table-cell>
          <table:table-cell table:style-name="Table1.A2" office:value-type="string">
            <text:p text:style-name="P8">primary</text:p>
          </table:table-cell>
          <table:table-cell table:style-name="Table1.A2" office:value-type="string">
            <text:p text:style-name="P8">3GB</text:p>
          </table:table-cell>
          <table:table-cell table:style-name="Table1.D2" office:value-type="string">
            <text:p text:style-name="P8">ext4</text:p>
          </table:table-cell>
        </table:table-row>
        <table:table-row>
          <table:table-cell table:style-name="Table1.A2" office:value-type="string">
            <text:p text:style-name="P8">sdb2 </text:p>
          </table:table-cell>
          <table:table-cell table:style-name="Table1.A2" office:value-type="string">
            <text:p text:style-name="P8">extended</text:p>
          </table:table-cell>
          <table:table-cell table:style-name="Table1.A2" office:value-type="string">
            <text:p text:style-name="P8">4GB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sdb5</text:p>
          </table:table-cell>
          <table:table-cell table:style-name="Table1.A2" office:value-type="string">
            <text:p text:style-name="P8">logical</text:p>
          </table:table-cell>
          <table:table-cell table:style-name="Table1.A2" office:value-type="string">
            <text:p text:style-name="P8">3GB</text:p>
          </table:table-cell>
          <table:table-cell table:style-name="Table1.D2" office:value-type="string">
            <text:p text:style-name="P8">ext3</text:p>
          </table:table-cell>
        </table:table-row>
        <table:table-row>
          <table:table-cell table:style-name="Table1.A2" office:value-type="string">
            <text:p text:style-name="P8">sdb6</text:p>
          </table:table-cell>
          <table:table-cell table:style-name="Table1.A2" office:value-type="string">
            <text:p text:style-name="P8">logical</text:p>
          </table:table-cell>
          <table:table-cell table:style-name="Table1.A2" office:value-type="string">
            <text:p text:style-name="P8">1GB</text:p>
          </table:table-cell>
          <table:table-cell table:style-name="Table1.D2" office:value-type="string">
            <text:p text:style-name="P8">swap</text:p>
          </table:table-cell>
        </table:table-row>
        <table:table-row>
          <table:table-cell table:style-name="Table1.A2" office:value-type="string">
            <text:p text:style-name="P8">sdb3</text:p>
          </table:table-cell>
          <table:table-cell table:style-name="Table1.A2" office:value-type="string">
            <text:p text:style-name="P8">primary</text:p>
          </table:table-cell>
          <table:table-cell table:style-name="Table1.A2" office:value-type="string">
            <text:p text:style-name="P8">2GB</text:p>
          </table:table-cell>
          <table:table-cell table:style-name="Table1.D2" office:value-type="string">
            <text:p text:style-name="P8">xfs</text:p>
          </table:table-cell>
        </table:table-row>
        <table:table-row>
          <table:table-cell table:style-name="Table1.A2" office:value-type="string">
            <text:p text:style-name="P8">sdb4</text:p>
          </table:table-cell>
          <table:table-cell table:style-name="Table1.A2" office:value-type="string">
            <text:p text:style-name="P8">primary</text:p>
          </table:table-cell>
          <table:table-cell table:style-name="Table1.A2" office:value-type="string">
            <text:p text:style-name="P8">1GB</text:p>
          </table:table-cell>
          <table:table-cell table:style-name="Table1.D2" office:value-type="string">
            <text:p text:style-name="P8">btrfs</text:p>
          </table:table-cell>
        </table:table-row>
      </table:table>
      <text:list xml:id="list235406380061275" text:continue-numbering="true" text:style-name="L1">
        <text:list-header>
          <text:p text:style-name="P10"/>
          <text:p text:style-name="P10">Virtual box-ի Ubuntu-ն անջատած վիճակում սեղմել Settings-Storage-Controller:Sata-Adds hard disk եվ հետեվելով հրամաններին ավելացնել նոր դիսկ:</text:p>
          <text:p text:style-name="P11">Միացնել Ubuntun-ն եվ կատարել ներքոհիշյալ հրամանները տերմինալում:</text:p>
          <text:p text:style-name="P12">sudo fdisk -l փոփոխությունը տեսնելու համար</text:p>
          <text:p text:style-name="P13">sudo fdisk /dev/sdb</text:p>
          <text:p text:style-name="P13">m գործողությունների ցանկը տեսնելու համար</text:p>
          <text:p text:style-name="P13">n նորը ստեղծելու համար</text:p>
          <text:p text:style-name="P14">p</text:p>
          <text:p text:style-name="P14">1</text:p>
          <text:p text:style-name="P14">enter</text:p>
          <text:p text:style-name="P15">+3GB</text:p>
          <text:p text:style-name="P15">n</text:p>
          <text:p text:style-name="P15">e</text:p>
          <text:p text:style-name="P15">2</text:p>
          <text:p text:style-name="P15">enter</text:p>
          <text:p text:style-name="P15">+</text:p>
          <text:p text:style-name="P15">առաջինի նման ստեղծում ենք 3-րդ եվ 4-րդ partition-ները</text:p>
        </text:list-header>
      </text:list>
      <text:p text:style-name="P1"><text:tab/><text:span text:style-name="T3">n</text:span></text:p>
      <text:p text:style-name="P1"><text:soft-page-break/><text:tab/><text:span text:style-name="T3">enter</text:span></text:p>
      <text:p text:style-name="P1"><text:tab/><text:span text:style-name="T4">+3GB</text:span></text:p>
      <text:p text:style-name="P1"><text:tab/><text:span text:style-name="T4">n</text:span></text:p>
      <text:p text:style-name="P1"><text:tab/><text:span text:style-name="T4">enter</text:span></text:p>
      <text:p text:style-name="P1"><text:tab/><text:span text:style-name="T4">enter</text:span></text:p>
      <text:list xml:id="list235405396707455" text:continue-numbering="true" text:style-name="L1">
        <text:list-header>
          <text:p text:style-name="P16">w</text:p>
          <text:p text:style-name="P17"><text:span text:style-name="T5">sudo </text:span>mkfs -t ext4 /dev/sdb1</text:p>
          <text:p text:style-name="P20">sudo apt install xfsprogs</text:p>
          <text:p text:style-name="P20">sudo apt install btrfs-tools</text:p>
          <text:p text:style-name="P18"><text:span text:style-name="T5">sudo </text:span>mkfs -t <text:span text:style-name="T9">xfs</text:span> /dev/sdb<text:span text:style-name="T9">3</text:span></text:p>
          <text:p text:style-name="P18"><text:span text:style-name="T5">sudo </text:span>mkfs -t <text:span text:style-name="T9">btrfs</text:span> /dev/sdb<text:span text:style-name="T9">4</text:span></text:p>
          <text:p text:style-name="P19"><text:span text:style-name="T5">sudo </text:span>mkfs -t ext<text:span text:style-name="T6">3</text:span> /dev/sdb<text:span text:style-name="T6">5</text:span></text:p>
          <text:p text:style-name="P21"><text:span text:style-name="T7">sudo </text:span>mkswap /dev/sdb6</text:p>
          <text:p text:style-name="P22">file -sL /dev/sdb* <text:span text:style-name="T8">փոփոխությունները տեսնելու համար</text:span></text:p>
        </text:list-header>
        <text:list-item>
          <text:p text:style-name="P9"><text:span text:style-name="T2">1</text:span> Ստեղծեք նիշք</text:p>
          <text:p text:style-name="P9"><text:span text:style-name="T12">&gt; fileX</text:span> </text:p>
        </text:list-item>
      </text:list>
      <text:p text:style-name="Text_20_body"><text:span text:style-name="T1">    2․</text:span> <text:span text:style-name="T1">2</text:span> Որպես նիշքի սեփականատեր նշեք root-ը և root-ի խումբը</text:p>
      <text:p text:style-name="P23">sudo root:root fileX</text:p>
      <text:p text:style-name="P24">ls -l</text:p>
      <text:p text:style-name="Text_20_body"><text:span text:style-name="T2">    2․3</text:span> Մնացածի համար փակեք թուլտվությունը</text:p>
      <text:p text:style-name="P25">sudo chmod 600 fileX</text:p>
      <text:p text:style-name="Text_20_body"><text:span text:style-name="T2">    2․4</text:span> Ֆայլերի նախնական քողը (mask) փոխեք այնպես, որ նիշք ստեղծելիս միայն ստեղծողն ունենա բոլոր գործողությունների թույլտվություն, իսկ մնացածը՝ ոչ</text:p>
      <text:p text:style-name="P27">umask 0066</text:p>
      <text:p text:style-name="Text_20_body"><text:span text:style-name="T2">    2․5</text:span> Ստեղծեք թղթապանակ և որպես սեփականատեր նշեք root-ը</text:p>
      <text:p text:style-name="P28">mkdir folder</text:p>
      <text:p text:style-name="P27">sudo chown root: folder</text:p>
      <text:p text:style-name="Text_20_body"><text:span text:style-name="T2">    2․6</text:span> Բոլորին տվեք թուլտվություն վերոնշյալ թղթապանակի համար</text:p>
      <text:p text:style-name="P26">sudo chmod 6<text:span text:style-name="T13">66</text:span> <text:span text:style-name="T13">folder</text:span></text:p>
      <text:p text:style-name="Text_20_body">    <text:span text:style-name="T1">3․1</text:span> Ստեղծեք նոր օգտատեր, միանգամից home թղթապանակի հետ միասին</text:p>
      <text:p text:style-name="P2"><text:soft-page-break/>sudo useradd -m userX</text:p>
      <text:p text:style-name="Text_20_body">    <text:span text:style-name="T1">3․2</text:span> Նշանակեք գաղտնաբառ այնուհետեև փոխեք գաղտնաբառը</text:p>
      <text:p text:style-name="P2">sudo passwd userX</text:p>
      <text:p text:style-name="P2">sudo passwd userX</text:p>
      <text:p text:style-name="Text_20_body"> <text:span text:style-name="T2">   3․3 2․1</text:span>-ում ստեղծված նիշքի համար սեփականատեր նշեք ձեր նոր ստեղծված օգտատերին</text:p>
      <text:p text:style-name="P29">sudo chown userX: fileX</text:p>
      <text:p text:style-name="Text_20_body">    <text:span text:style-name="T1">3․4</text:span> Օգտատերին ավելացրեք sudo խմբի մեջ</text:p>
      <text:p text:style-name="P3">sudo usermod -aG sudo userX</text:p>
      <text:p text:style-name="Text_20_body">    <text:span text:style-name="T1">3․5</text:span> Մեկ հրամանով ջնջեք ձեր ստեղծած օգտատիրոջը և նրա home թղթապանակը</text:p>
      <text:p text:style-name="P4">sudo deluser –remove-home userX</text:p>
      <text:section text:style-name="Sect1" text:name="Section1">
        <text:p text:style-name="P6"><text:bookmark text:name="m_-7074239269444185781zimbraEditorContainer"/></text:p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background-color="#ffff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7T23:53:43.499667816</dc:date>
    <meta:editing-duration>PT6H13M38S</meta:editing-duration>
    <meta:editing-cycles>64</meta:editing-cycles>
    <meta:document-statistic meta:table-count="1" meta:image-count="0" meta:object-count="0" meta:page-count="3" meta:paragraph-count="84" meta:word-count="287" meta:character-count="1862" meta:non-whitespace-character-count="1612"/>
  </office:meta>
</office:document-meta>
</file>